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2mm"/>
    </style:style>
    <style:style style:name="co4" style:family="table-column">
      <style:table-column-properties fo:break-before="auto" style:column-width="41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85.79mm" svg:height="59.1mm" svg:x="269.74mm" svg:y="10.47mm">
            <draw:object draw:notify-on-update-of-ranges="Tabelle1.C16:Tabelle1.C26 Tabelle1.D16:Tabelle1.D26 Tabelle1.E16:Tabelle1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4.29mm" svg:height="76.41mm" svg:x="189.83mm" svg:y="239.67mm">
            <draw:object draw:notify-on-update-of-ranges="Tabelle1.C68:Tabelle1.C74 Tabelle1.D68:Tabelle1.D74 Tabelle1.E68:Tabelle1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7.96mm" svg:height="43.8mm" svg:x="216.78mm" svg:y="77.2mm">
            <draw:object draw:notify-on-update-of-ranges="Tabelle1.C28:Tabelle1.C38 Tabelle1.D28:Tabelle1.D38 Tabelle1.E28:Tabelle1.E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1.61mm" svg:height="37.81mm" svg:x="94.54mm" svg:y="22.73mm">
            <draw:object draw:notify-on-update-of-ranges="Tabelle1.E1:Tabelle1.E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model siz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1</text:p>
          </table:table-cell>
          <table:table-cell table:formula="of:=36/25" office:value-type="float" office:value="1.44" calcext:value-type="float">
            <text:p>1,44</text:p>
          </table:table-cell>
          <table:table-cell office:value-type="float" office:value="14272" calcext:value-type="float">
            <text:p>142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²</text:p>
          </table:table-cell>
          <table:table-cell table:formula="of:=504/25" office:value-type="float" office:value="20.16" calcext:value-type="float">
            <text:p>20,16</text:p>
          </table:table-cell>
          <table:table-cell office:value-type="float" office:value="5856" calcext:value-type="float">
            <text:p>58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³</text:p>
          </table:table-cell>
          <table:table-cell table:formula="of:=18939/100" office:value-type="float" office:value="189.39" calcext:value-type="float">
            <text:p>189,39</text:p>
          </table:table-cell>
          <table:table-cell office:value-type="float" office:value="2704" calcext:value-type="float">
            <text:p>27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4</text:p>
          </table:table-cell>
          <table:table-cell table:formula="of:=33891/20" office:value-type="float" office:value="1694.55" calcext:value-type="float">
            <text:p>1694,55</text:p>
          </table:table-cell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B4/C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4]/[.F5]" office:value-type="string" office:string-value="" calcext:value-type="error">
            <text:p>#DIV/0!</text:p>
          </table:table-cell>
          <table:table-cell table:formula="of:=[.F4]/[.G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7]/[.F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model size</text:p>
          </table:table-cell>
          <table:table-cell table:number-columns-repeated="3"/>
          <table:table-cell office:value-type="string" calcext:value-type="string">
            <text:p>BatchSize</text:p>
          </table:table-cell>
          <table:table-cell office:value-type="string" calcext:value-type="string">
            <text:p>snl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41472" calcext:value-type="float">
            <text:p>41472</text:p>
          </table:table-cell>
          <table:table-cell table:formula="of:=[.B16]/[.D16]/10000" office:value-type="float" office:value="4.1472" calcext:value-type="float">
            <text:p>4,1472</text:p>
          </table:table-cell>
          <table:table-cell office:value-type="float" office:value="1" calcext:value-type="float">
            <text:p>1</text:p>
          </table:table-cell>
          <table:table-cell table:formula="of:=[.C16]/[.F16]*10000" office:value-type="float" office:value="2.90582959641256" calcext:value-type="float">
            <text:p>2,90582959641256</text:p>
          </table:table-cell>
          <table:table-cell office:value-type="float" office:value="14272" calcext:value-type="float">
            <text:p>14272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76800" calcext:value-type="float">
            <text:p>76800</text:p>
          </table:table-cell>
          <table:table-cell table:formula="of:=[.B17]/[.D17]/10000" office:value-type="float" office:value="3.84" calcext:value-type="float">
            <text:p>3,84</text:p>
          </table:table-cell>
          <table:table-cell office:value-type="float" office:value="2" calcext:value-type="float">
            <text:p>2</text:p>
          </table:table-cell>
          <table:table-cell table:formula="of:=[.C17]/[.F17]*10000" office:value-type="float" office:value="4.3557168784029" calcext:value-type="float">
            <text:p>4,3557168784029</text:p>
          </table:table-cell>
          <table:table-cell office:value-type="float" office:value="8816" calcext:value-type="float">
            <text:p>8816</text:p>
          </table:table-cell>
          <table:table-cell office:value-type="float" office:value="123" calcext:value-type="float">
            <text:p>123</text:p>
          </table:table-cell>
          <table:table-cell office:value-type="float" office:value="6520" calcext:value-type="float">
            <text:p>6520</text:p>
          </table:table-cell>
          <table:table-cell table:formula="of:=[.F18]/[.H17]" office:value-type="float" office:value="0.998773006134969" calcext:value-type="float">
            <text:p>0,998773006134969</text:p>
          </table:table-cell>
        </table:table-row>
        <table:table-row table:style-name="ro1">
          <table:table-cell office:value-type="float" office:value="21658" calcext:value-type="float">
            <text:p>21658</text:p>
          </table:table-cell>
          <table:table-cell office:value-type="float" office:value="112128" calcext:value-type="float">
            <text:p>112128</text:p>
          </table:table-cell>
          <table:table-cell table:formula="of:=[.B18]/[.D18]/10000" office:value-type="float" office:value="3.7376" calcext:value-type="float">
            <text:p>3,7376</text:p>
          </table:table-cell>
          <table:table-cell office:value-type="float" office:value="3" calcext:value-type="float">
            <text:p>3</text:p>
          </table:table-cell>
          <table:table-cell table:formula="of:=[.C18]/[.F18]*10000" office:value-type="float" office:value="5.73955773955774" calcext:value-type="float">
            <text:p>5,73955773955774</text:p>
          </table:table-cell>
          <table:table-cell office:value-type="float" office:value="6512" calcext:value-type="float">
            <text:p>6512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28666" calcext:value-type="float">
            <text:p>28666</text:p>
          </table:table-cell>
          <table:table-cell office:value-type="float" office:value="147456" calcext:value-type="float">
            <text:p>147456</text:p>
          </table:table-cell>
          <table:table-cell table:formula="of:=[.B19]/[.D19]/10000" office:value-type="float" office:value="3.6864" calcext:value-type="float">
            <text:p>3,6864</text:p>
          </table:table-cell>
          <table:table-cell office:value-type="float" office:value="4" calcext:value-type="float">
            <text:p>4</text:p>
          </table:table-cell>
          <table:table-cell table:formula="of:=[.C19]/[.F19]*10000" office:value-type="float" office:value="7.26813880126183" calcext:value-type="float">
            <text:p>7,26813880126183</text:p>
          </table:table-cell>
          <table:table-cell office:value-type="float" office:value="5072" calcext:value-type="float">
            <text:p>5072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35674" calcext:value-type="float">
            <text:p>35674</text:p>
          </table:table-cell>
          <table:table-cell office:value-type="float" office:value="182784" calcext:value-type="float">
            <text:p>182784</text:p>
          </table:table-cell>
          <table:table-cell table:formula="of:=[.B20]/[.D20]/10000" office:value-type="float" office:value="3.65568" calcext:value-type="float">
            <text:p>3,65568</text:p>
          </table:table-cell>
          <table:table-cell office:value-type="float" office:value="5" calcext:value-type="float">
            <text:p>5</text:p>
          </table:table-cell>
          <table:table-cell table:formula="of:=[.C20]/[.F20]*10000" office:value-type="float" office:value="8.68745247148289" calcext:value-type="float">
            <text:p>8,68745247148289</text:p>
          </table:table-cell>
          <table:table-cell office:value-type="float" office:value="4208" calcext:value-type="float">
            <text:p>4208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42682" calcext:value-type="float">
            <text:p>42682</text:p>
          </table:table-cell>
          <table:table-cell office:value-type="float" office:value="218112" calcext:value-type="float">
            <text:p>218112</text:p>
          </table:table-cell>
          <table:table-cell table:formula="of:=[.B21]/[.D21]/10000" office:value-type="float" office:value="3.6352" calcext:value-type="float">
            <text:p>3,6352</text:p>
          </table:table-cell>
          <table:table-cell office:value-type="float" office:value="6" calcext:value-type="float">
            <text:p>6</text:p>
          </table:table-cell>
          <table:table-cell table:formula="of:=[.C21]/[.F21]*10000" office:value-type="float" office:value="10.1883408071749" calcext:value-type="float">
            <text:p>10,1883408071749</text:p>
          </table:table-cell>
          <table:table-cell office:value-type="float" office:value="3568" calcext:value-type="float">
            <text:p>3568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49690" calcext:value-type="float">
            <text:p>49690</text:p>
          </table:table-cell>
          <table:table-cell office:value-type="float" office:value="253440" calcext:value-type="float">
            <text:p>253440</text:p>
          </table:table-cell>
          <table:table-cell table:formula="of:=[.B22]/[.D22]/10000" office:value-type="float" office:value="3.62057142857143" calcext:value-type="float">
            <text:p>3,62057142857143</text:p>
          </table:table-cell>
          <table:table-cell office:value-type="float" office:value="7" calcext:value-type="float">
            <text:p>7</text:p>
          </table:table-cell>
          <table:table-cell table:formula="of:=[.C22]/[.F22]*10000" office:value-type="float" office:value="11.6043956043956" calcext:value-type="float">
            <text:p>11,6043956043956</text:p>
          </table:table-cell>
          <table:table-cell office:value-type="float" office:value="3120" calcext:value-type="float">
            <text:p>3120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56698" calcext:value-type="float">
            <text:p>56698</text:p>
          </table:table-cell>
          <table:table-cell office:value-type="float" office:value="288768" calcext:value-type="float">
            <text:p>288768</text:p>
          </table:table-cell>
          <table:table-cell table:formula="of:=[.B23]/[.D23]/10000" office:value-type="float" office:value="3.6096" calcext:value-type="float">
            <text:p>3,6096</text:p>
          </table:table-cell>
          <table:table-cell office:value-type="float" office:value="8" calcext:value-type="float">
            <text:p>8</text:p>
          </table:table-cell>
          <table:table-cell table:formula="of:=[.C23]/[.F23]*10000" office:value-type="float" office:value="13.1929824561404" calcext:value-type="float">
            <text:p>13,1929824561404</text:p>
          </table:table-cell>
          <table:table-cell office:value-type="float" office:value="2736" calcext:value-type="float">
            <text:p>2736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63706" calcext:value-type="float">
            <text:p>63706</text:p>
          </table:table-cell>
          <table:table-cell office:value-type="float" office:value="324096" calcext:value-type="float">
            <text:p>324096</text:p>
          </table:table-cell>
          <table:table-cell table:formula="of:=[.B24]/[.D24]/10000" office:value-type="float" office:value="3.60106666666667" calcext:value-type="float">
            <text:p>3,60106666666667</text:p>
          </table:table-cell>
          <table:table-cell office:value-type="float" office:value="9" calcext:value-type="float">
            <text:p>9</text:p>
          </table:table-cell>
          <table:table-cell table:formula="of:=[.C24]/[.F24]*10000" office:value-type="float" office:value="14.6147186147186" calcext:value-type="float">
            <text:p>14,6147186147186</text:p>
          </table:table-cell>
          <table:table-cell office:value-type="float" office:value="2464" calcext:value-type="float">
            <text:p>2464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70714" calcext:value-type="float">
            <text:p>70714</text:p>
          </table:table-cell>
          <table:table-cell office:value-type="float" office:value="359424" calcext:value-type="float">
            <text:p>359424</text:p>
          </table:table-cell>
          <table:table-cell table:formula="of:=[.B25]/[.D25]/10000" office:value-type="float" office:value="3.59424" calcext:value-type="float">
            <text:p>3,59424</text:p>
          </table:table-cell>
          <table:table-cell office:value-type="float" office:value="10" calcext:value-type="float">
            <text:p>10</text:p>
          </table:table-cell>
          <table:table-cell table:formula="of:=[.C25]/[.F25]*10000" office:value-type="float" office:value="16.1611510791367" calcext:value-type="float">
            <text:p>16,1611510791367</text:p>
          </table:table-cell>
          <table:table-cell office:value-type="float" office:value="2224" calcext:value-type="float">
            <text:p>2224</text:p>
          </table:table-cell>
          <table:table-cell table:style-name="ce1" office:value-type="string" calcext:value-type="string">
            <text:p>1;10;3</text:p>
          </table:table-cell>
          <table:table-cell table:number-columns-repeated="2"/>
        </table:table-row>
        <table:table-row table:style-name="ro1">
          <table:table-cell office:value-type="float" office:value="77722" calcext:value-type="float">
            <text:p>77722</text:p>
          </table:table-cell>
          <table:table-cell office:value-type="float" office:value="394752" calcext:value-type="float">
            <text:p>394752</text:p>
          </table:table-cell>
          <table:table-cell table:formula="of:=[.B26]/[.D26]/10000" office:value-type="float" office:value="3.58865454545455" calcext:value-type="float">
            <text:p>3,58865454545455</text:p>
          </table:table-cell>
          <table:table-cell office:value-type="float" office:value="11" calcext:value-type="float">
            <text:p>11</text:p>
          </table:table-cell>
          <table:table-cell table:formula="of:=[.C26]/[.F26]*10000" office:value-type="float" office:value="17.514175429256" calcext:value-type="float">
            <text:p>17,514175429256</text:p>
          </table:table-cell>
          <table:table-cell office:value-type="float" office:value="2049" calcext:value-type="float">
            <text:p>2049</text:p>
          </table:table-cell>
          <table:table-cell table:style-name="ce1" office:value-type="string" calcext:value-type="string">
            <text:p>1;11;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 2</text:p>
          </table:table-cell>
          <table:table-cell table:number-columns-repeated="8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141824" calcext:value-type="float">
            <text:p>141824</text:p>
          </table:table-cell>
          <table:table-cell table:formula="of:=[.B28]/[.D28]/10000" office:value-type="float" office:value="14.1824" calcext:value-type="float">
            <text:p>14,1824</text:p>
          </table:table-cell>
          <table:table-cell office:value-type="float" office:value="1" calcext:value-type="float">
            <text:p>1</text:p>
          </table:table-cell>
          <table:table-cell table:formula="of:=[.C28]/[.F28]*10000" office:value-type="float" office:value="24.2185792349727" calcext:value-type="float">
            <text:p>24,2185792349727</text:p>
          </table:table-cell>
          <table:table-cell office:value-type="float" office:value="5856" calcext:value-type="float">
            <text:p>5856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65882" calcext:value-type="float">
            <text:p>65882</text:p>
          </table:table-cell>
          <table:table-cell office:value-type="float" office:value="295424" calcext:value-type="float">
            <text:p>295424</text:p>
          </table:table-cell>
          <table:table-cell table:formula="of:=[.B29]/[.D29]/10000" office:value-type="float" office:value="14.7712" calcext:value-type="float">
            <text:p>14,7712</text:p>
          </table:table-cell>
          <table:table-cell office:value-type="float" office:value="2" calcext:value-type="float">
            <text:p>2</text:p>
          </table:table-cell>
          <table:table-cell table:formula="of:=[.C29]/[.F29]*10000" office:value-type="float" office:value="44.3846153846154" calcext:value-type="float">
            <text:p>44,3846153846154</text:p>
          </table:table-cell>
          <table:table-cell office:value-type="float" office:value="3328" calcext:value-type="float">
            <text:p>3328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00730" calcext:value-type="float">
            <text:p>100730</text:p>
          </table:table-cell>
          <table:table-cell office:value-type="float" office:value="449024" calcext:value-type="float">
            <text:p>449024</text:p>
          </table:table-cell>
          <table:table-cell table:formula="of:=[.B30]/[.D30]/10000" office:value-type="float" office:value="14.9674666666667" calcext:value-type="float">
            <text:p>14,9674666666667</text:p>
          </table:table-cell>
          <table:table-cell office:value-type="float" office:value="3" calcext:value-type="float">
            <text:p>3</text:p>
          </table:table-cell>
          <table:table-cell table:formula="of:=[.C30]/[.F30]*10000" office:value-type="float" office:value="63.2072072072072" calcext:value-type="float">
            <text:p>63,2072072072072</text:p>
          </table:table-cell>
          <table:table-cell office:value-type="float" office:value="2368" calcext:value-type="float">
            <text:p>2368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135578" calcext:value-type="float">
            <text:p>135578</text:p>
          </table:table-cell>
          <table:table-cell office:value-type="float" office:value="602624" calcext:value-type="float">
            <text:p>602624</text:p>
          </table:table-cell>
          <table:table-cell table:formula="of:=[.B31]/[.D31]/10000" office:value-type="float" office:value="15.0656" calcext:value-type="float">
            <text:p>15,0656</text:p>
          </table:table-cell>
          <table:table-cell office:value-type="float" office:value="4" calcext:value-type="float">
            <text:p>4</text:p>
          </table:table-cell>
          <table:table-cell table:formula="of:=[.C31]/[.F31]*10000" office:value-type="float" office:value="83.3274336283186" calcext:value-type="float">
            <text:p>83,3274336283186</text:p>
          </table:table-cell>
          <table:table-cell office:value-type="float" office:value="1808" calcext:value-type="float">
            <text:p>1808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170426" calcext:value-type="float">
            <text:p>170426</text:p>
          </table:table-cell>
          <table:table-cell office:value-type="float" office:value="756224" calcext:value-type="float">
            <text:p>756224</text:p>
          </table:table-cell>
          <table:table-cell table:formula="of:=[.B32]/[.D32]/10000" office:value-type="float" office:value="15.12448" calcext:value-type="float">
            <text:p>15,12448</text:p>
          </table:table-cell>
          <table:table-cell office:value-type="float" office:value="5" calcext:value-type="float">
            <text:p>5</text:p>
          </table:table-cell>
          <table:table-cell table:formula="of:=[.C32]/[.F32]*10000" office:value-type="float" office:value="101.643010752688" calcext:value-type="float">
            <text:p>101,643010752688</text:p>
          </table:table-cell>
          <table:table-cell office:value-type="float" office:value="1488" calcext:value-type="float">
            <text:p>1488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205274" calcext:value-type="float">
            <text:p>205274</text:p>
          </table:table-cell>
          <table:table-cell office:value-type="float" office:value="909824" calcext:value-type="float">
            <text:p>909824</text:p>
          </table:table-cell>
          <table:table-cell table:formula="of:=[.B33]/[.D33]/10000" office:value-type="float" office:value="15.1637333333333" calcext:value-type="float">
            <text:p>15,1637333333333</text:p>
          </table:table-cell>
          <table:table-cell office:value-type="float" office:value="6" calcext:value-type="float">
            <text:p>6</text:p>
          </table:table-cell>
          <table:table-cell table:formula="of:=[.C33]/[.F33]*10000" office:value-type="float" office:value="123.082251082251" calcext:value-type="float">
            <text:p>123,082251082251</text:p>
          </table:table-cell>
          <table:table-cell office:value-type="float" office:value="1232" calcext:value-type="float">
            <text:p>1232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240122" calcext:value-type="float">
            <text:p>240122</text:p>
          </table:table-cell>
          <table:table-cell office:value-type="float" office:value="1063424" calcext:value-type="float">
            <text:p>1063424</text:p>
          </table:table-cell>
          <table:table-cell table:formula="of:=[.B34]/[.D34]/10000" office:value-type="float" office:value="15.1917714285714" calcext:value-type="float">
            <text:p>15,1917714285714</text:p>
          </table:table-cell>
          <table:table-cell office:value-type="float" office:value="7" calcext:value-type="float">
            <text:p>7</text:p>
          </table:table-cell>
          <table:table-cell table:formula="of:=[.C34]/[.F34]*10000" office:value-type="float" office:value="141.714285714286" calcext:value-type="float">
            <text:p>141,714285714286</text:p>
          </table:table-cell>
          <table:table-cell office:value-type="float" office:value="1072" calcext:value-type="float">
            <text:p>1072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274970" calcext:value-type="float">
            <text:p>274970</text:p>
          </table:table-cell>
          <table:table-cell office:value-type="float" office:value="1217024" calcext:value-type="float">
            <text:p>1217024</text:p>
          </table:table-cell>
          <table:table-cell table:formula="of:=[.B35]/[.D35]/10000" office:value-type="float" office:value="15.2128" calcext:value-type="float">
            <text:p>15,2128</text:p>
          </table:table-cell>
          <table:table-cell office:value-type="float" office:value="8" calcext:value-type="float">
            <text:p>8</text:p>
          </table:table-cell>
          <table:table-cell table:formula="of:=[.C35]/[.F35]*10000" office:value-type="float" office:value="161.152542372881" calcext:value-type="float">
            <text:p>161,152542372881</text:p>
          </table:table-cell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float" office:value="309818" calcext:value-type="float">
            <text:p>309818</text:p>
          </table:table-cell>
          <table:table-cell office:value-type="float" office:value="1370624" calcext:value-type="float">
            <text:p>1370624</text:p>
          </table:table-cell>
          <table:table-cell table:formula="of:=[.B36]/[.D36]/10000" office:value-type="float" office:value="15.2291555555556" calcext:value-type="float">
            <text:p>15,2291555555556</text:p>
          </table:table-cell>
          <table:table-cell office:value-type="float" office:value="9" calcext:value-type="float">
            <text:p>9</text:p>
          </table:table-cell>
          <table:table-cell table:formula="of:=[.C36]/[.F36]*10000" office:value-type="float" office:value="179.589098532495" calcext:value-type="float">
            <text:p>179,589098532495</text:p>
          </table:table-cell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344666" calcext:value-type="float">
            <text:p>344666</text:p>
          </table:table-cell>
          <table:table-cell office:value-type="float" office:value="1524224" calcext:value-type="float">
            <text:p>1524224</text:p>
          </table:table-cell>
          <table:table-cell table:formula="of:=[.B37]/[.D37]/10000" office:value-type="float" office:value="15.24224" calcext:value-type="float">
            <text:p>15,24224</text:p>
          </table:table-cell>
          <table:table-cell office:value-type="float" office:value="10" calcext:value-type="float">
            <text:p>10</text:p>
          </table:table-cell>
          <table:table-cell table:formula="of:=[.C37]/[.F37]*10000" office:value-type="float" office:value="202.689361702128" calcext:value-type="float">
            <text:p>202,689361702128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379514" calcext:value-type="float">
            <text:p>379514</text:p>
          </table:table-cell>
          <table:table-cell office:value-type="float" office:value="1677824" calcext:value-type="float">
            <text:p>1677824</text:p>
          </table:table-cell>
          <table:table-cell table:formula="of:=[.B38]/[.D38]/10000" office:value-type="float" office:value="15.2529454545455" calcext:value-type="float">
            <text:p>15,2529454545455</text:p>
          </table:table-cell>
          <table:table-cell office:value-type="float" office:value="11" calcext:value-type="float">
            <text:p>11</text:p>
          </table:table-cell>
          <table:table-cell table:formula="of:=[.C38]/[.F38]*10000" office:value-type="float" office:value="221.69978858351" calcext:value-type="float">
            <text:p>221,69978858351</text:p>
          </table:table-cell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: 3</text:p>
          </table:table-cell>
          <table:table-cell table:number-columns-repeated="8"/>
        </table:table-row>
        <table:table-row table:style-name="ro1">
          <table:table-cell office:value-type="float" office:value="123898" calcext:value-type="float">
            <text:p>123898</text:p>
          </table:table-cell>
          <table:table-cell office:value-type="float" office:value="519168" calcext:value-type="float">
            <text:p>519168</text:p>
          </table:table-cell>
          <table:table-cell table:formula="of:=[.B41]/[.D41]/10000" office:value-type="float" office:value="51.9168" calcext:value-type="float">
            <text:p>51,9168</text:p>
          </table:table-cell>
          <table:table-cell office:value-type="float" office:value="1" calcext:value-type="float">
            <text:p>1</text:p>
          </table:table-cell>
          <table:table-cell table:formula="of:=[.C41]/[.F41]*10000" office:value-type="float" office:value="192" calcext:value-type="float">
            <text:p>192</text:p>
          </table:table-cell>
          <table:table-cell office:value-type="float" office:value="2704" calcext:value-type="float">
            <text:p>2704</text:p>
          </table:table-cell>
          <table:table-cell table:number-columns-repeated="3"/>
        </table:table-row>
        <table:table-row table:style-name="ro1">
          <table:table-cell office:value-type="float" office:value="269722" calcext:value-type="float">
            <text:p>269722</text:p>
          </table:table-cell>
          <table:table-cell office:value-type="float" office:value="1122816" calcext:value-type="float">
            <text:p>1122816</text:p>
          </table:table-cell>
          <table:table-cell table:formula="of:=[.B42]/[.D42]/10000" office:value-type="float" office:value="56.1408" calcext:value-type="float">
            <text:p>56,1408</text:p>
          </table:table-cell>
          <table:table-cell office:value-type="float" office:value="2" calcext:value-type="float">
            <text:p>2</text:p>
          </table:table-cell>
          <table:table-cell table:formula="of:=[.C42]/[.F42]*10000" office:value-type="float" office:value="381.391304347826" calcext:value-type="float">
            <text:p>381,391304347826</text:p>
          </table:table-cell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1">
          <table:table-cell office:value-type="float" office:value="415546" calcext:value-type="float">
            <text:p>415546</text:p>
          </table:table-cell>
          <table:table-cell office:value-type="float" office:value="1726464" calcext:value-type="float">
            <text:p>1726464</text:p>
          </table:table-cell>
          <table:table-cell table:formula="of:=[.B43]/[.D43]/10000" office:value-type="float" office:value="57.5488" calcext:value-type="float">
            <text:p>57,5488</text:p>
          </table:table-cell>
          <table:table-cell office:value-type="float" office:value="3" calcext:value-type="float">
            <text:p>3</text:p>
          </table:table-cell>
          <table:table-cell table:formula="of:=[.C43]/[.F43]*10000" office:value-type="float" office:value="562" calcext:value-type="float">
            <text:p>562</text:p>
          </table:table-cell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561370" calcext:value-type="float">
            <text:p>561370</text:p>
          </table:table-cell>
          <table:table-cell office:value-type="float" office:value="2330112" calcext:value-type="float">
            <text:p>2330112</text:p>
          </table:table-cell>
          <table:table-cell table:formula="of:=[.B44]/[.D44]/10000" office:value-type="float" office:value="58.2528" calcext:value-type="float">
            <text:p>58,2528</text:p>
          </table:table-cell>
          <table:table-cell office:value-type="float" office:value="4" calcext:value-type="float">
            <text:p>4</text:p>
          </table:table-cell>
          <table:table-cell table:formula="of:=[.C44]/[.F44]*10000" office:value-type="float" office:value="743.020408163265" calcext:value-type="float">
            <text:p>743,020408163265</text:p>
          </table:table-cell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07194" calcext:value-type="float">
            <text:p>707194</text:p>
          </table:table-cell>
          <table:table-cell office:value-type="float" office:value="2933760" calcext:value-type="float">
            <text:p>2933760</text:p>
          </table:table-cell>
          <table:table-cell table:formula="of:=[.B45]/[.D45]/10000" office:value-type="float" office:value="58.6752" calcext:value-type="float">
            <text:p>58,6752</text:p>
          </table:table-cell>
          <table:table-cell office:value-type="float" office:value="5" calcext:value-type="float">
            <text:p>5</text:p>
          </table:table-cell>
          <table:table-cell table:formula="of:=[.C45]/[.F45]*10000" office:value-type="float" office:value="940.307692307692" calcext:value-type="float">
            <text:p>940,307692307692</text:p>
          </table:table-cell>
          <table:table-cell office:value-type="float" office:value="624" calcext:value-type="float">
            <text:p>624</text:p>
          </table:table-cell>
          <table:table-cell office:value-type="float" office:value="949.56" calcext:value-type="float">
            <text:p>949,56</text:p>
          </table:table-cell>
          <table:table-cell table:formula="of:=[.E45]/[.G45]" office:value-type="float" office:value="0.990256215834378" calcext:value-type="float">
            <text:p>0,990256215834378</text:p>
          </table:table-cell>
          <table:table-cell/>
        </table:table-row>
        <table:table-row table:style-name="ro1">
          <table:table-cell office:value-type="float" office:value="853018" calcext:value-type="float">
            <text:p>853018</text:p>
          </table:table-cell>
          <table:table-cell office:value-type="float" office:value="3537408" calcext:value-type="float">
            <text:p>3537408</text:p>
          </table:table-cell>
          <table:table-cell table:formula="of:=[.B46]/[.D46]/10000" office:value-type="float" office:value="58.9568" calcext:value-type="float">
            <text:p>58,9568</text:p>
          </table:table-cell>
          <table:table-cell office:value-type="float" office:value="6" calcext:value-type="float">
            <text:p>6</text:p>
          </table:table-cell>
          <table:table-cell table:formula="of:=[.C46]/[.F46]*10000" office:value-type="float" office:value="1116.60606060606" calcext:value-type="float">
            <text:p>1116,60606060606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998842" calcext:value-type="float">
            <text:p>998842</text:p>
          </table:table-cell>
          <table:table-cell office:value-type="float" office:value="4141056" calcext:value-type="float">
            <text:p>4141056</text:p>
          </table:table-cell>
          <table:table-cell table:formula="of:=[.B47]/[.D47]/10000" office:value-type="float" office:value="59.1579428571429" calcext:value-type="float">
            <text:p>59,1579428571429</text:p>
          </table:table-cell>
          <table:table-cell office:value-type="float" office:value="7" calcext:value-type="float">
            <text:p>7</text:p>
          </table:table-cell>
          <table:table-cell table:formula="of:=[.C47]/[.F47]*10000" office:value-type="float" office:value="1274.95566502463" calcext:value-type="float">
            <text:p>1274,95566502463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1144666" calcext:value-type="float">
            <text:p>1144666</text:p>
          </table:table-cell>
          <table:table-cell office:value-type="float" office:value="4744704" calcext:value-type="float">
            <text:p>4744704</text:p>
          </table:table-cell>
          <table:table-cell table:formula="of:=[.B48]/[.D48]/10000" office:value-type="float" office:value="59.3088" calcext:value-type="float">
            <text:p>59,3088</text:p>
          </table:table-cell>
          <table:table-cell office:value-type="float" office:value="8" calcext:value-type="float">
            <text:p>8</text:p>
          </table:table-cell>
          <table:table-cell table:formula="of:=[.C48]/[.F48]*10000" office:value-type="float" office:value="1482.72" calcext:value-type="float">
            <text:p>1482,72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1290490" calcext:value-type="float">
            <text:p>1290490</text:p>
          </table:table-cell>
          <table:table-cell office:value-type="float" office:value="5348352" calcext:value-type="float">
            <text:p>5348352</text:p>
          </table:table-cell>
          <table:table-cell table:formula="of:=[.B49]/[.D49]/10000" office:value-type="float" office:value="59.4261333333333" calcext:value-type="float">
            <text:p>59,4261333333333</text:p>
          </table:table-cell>
          <table:table-cell office:value-type="float" office:value="9" calcext:value-type="float">
            <text:p>9</text:p>
          </table:table-cell>
          <table:table-cell table:formula="of:=[.C49]/[.F49]*10000" office:value-type="float" office:value="1688.24242424242" calcext:value-type="float">
            <text:p>1688,24242424242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1436314" calcext:value-type="float">
            <text:p>1436314</text:p>
          </table:table-cell>
          <table:table-cell office:value-type="float" office:value="5952000" calcext:value-type="float">
            <text:p>5952000</text:p>
          </table:table-cell>
          <table:table-cell table:formula="of:=[.B50]/[.D50]/10000" office:value-type="float" office:value="59.52" calcext:value-type="float">
            <text:p>59,52</text:p>
          </table:table-cell>
          <table:table-cell office:value-type="float" office:value="10" calcext:value-type="float">
            <text:p>10</text:p>
          </table:table-cell>
          <table:table-cell table:formula="of:=[.C50]/[.F50]*10000" office:value-type="float" office:value="1860" calcext:value-type="float">
            <text:p>1860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1582138" calcext:value-type="float">
            <text:p>1582138</text:p>
          </table:table-cell>
          <table:table-cell office:value-type="float" office:value="6555648" calcext:value-type="float">
            <text:p>6555648</text:p>
          </table:table-cell>
          <table:table-cell table:formula="of:=[.B51]/[.D51]/10000" office:value-type="float" office:value="59.5968" calcext:value-type="float">
            <text:p>59,5968</text:p>
          </table:table-cell>
          <table:table-cell office:value-type="float" office:value="11" calcext:value-type="float">
            <text:p>11</text:p>
          </table:table-cell>
          <table:table-cell table:formula="of:=[.C51]/[.F51]*10000" office:value-type="float" office:value="2069.33333333333" calcext:value-type="float">
            <text:p>2069,33333333333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: 4</text:p>
          </table:table-cell>
          <table:table-cell table:number-columns-repeated="8"/>
        </table:table-row>
        <table:table-row table:style-name="ro1">
          <table:table-cell office:value-type="float" office:value="493946" calcext:value-type="float">
            <text:p>493946</text:p>
          </table:table-cell>
          <table:table-cell office:value-type="float" office:value="2003968" calcext:value-type="float">
            <text:p>2003968</text:p>
          </table:table-cell>
          <table:table-cell table:formula="of:=[.B54]/[.D54]/10000" office:value-type="float" office:value="200.3968" calcext:value-type="float">
            <text:p>200,3968</text:p>
          </table:table-cell>
          <table:table-cell office:value-type="float" office:value="1" calcext:value-type="float">
            <text:p>1</text:p>
          </table:table-cell>
          <table:table-cell table:formula="of:=[.C54]/[.F54]*10000" office:value-type="float" office:value="1491.04761904762" calcext:value-type="float">
            <text:p>1491,04761904762</text:p>
          </table:table-cell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office:value-type="float" office:value="1082906" calcext:value-type="float">
            <text:p>1082906</text:p>
          </table:table-cell>
          <table:table-cell office:value-type="float" office:value="4384768" calcext:value-type="float">
            <text:p>4384768</text:p>
          </table:table-cell>
          <table:table-cell table:formula="of:=[.B55]/[.D55]/10000" office:value-type="float" office:value="219.2384" calcext:value-type="float">
            <text:p>219,2384</text:p>
          </table:table-cell>
          <table:table-cell office:value-type="float" office:value="2" calcext:value-type="float">
            <text:p>2</text:p>
          </table:table-cell>
          <table:table-cell table:formula="of:=[.C55]/[.F55]*10000" office:value-type="float" office:value="3186.60465116279" calcext:value-type="float">
            <text:p>3186,60465116279</text:p>
          </table:table-cell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1671866" calcext:value-type="float">
            <text:p>1671866</text:p>
          </table:table-cell>
          <table:table-cell office:value-type="float" office:value="6765568" calcext:value-type="float">
            <text:p>6765568</text:p>
          </table:table-cell>
          <table:table-cell table:formula="of:=[.B56]/[.D56]/10000" office:value-type="float" office:value="225.518933333333" calcext:value-type="float">
            <text:p>225,518933333333</text:p>
          </table:table-cell>
          <table:table-cell office:value-type="float" office:value="3" calcext:value-type="float">
            <text:p>3</text:p>
          </table:table-cell>
          <table:table-cell table:formula="of:=[.C56]/[.F56]*10000" office:value-type="float" office:value="4698.31111111111" calcext:value-type="float">
            <text:p>4698,31111111111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2260826" calcext:value-type="float">
            <text:p>2260826</text:p>
          </table:table-cell>
          <table:table-cell office:value-type="float" office:value="9146368" calcext:value-type="float">
            <text:p>9146368</text:p>
          </table:table-cell>
          <table:table-cell table:formula="of:=[.B57]/[.D57]/10000" office:value-type="float" office:value="228.6592" calcext:value-type="float">
            <text:p>228,6592</text:p>
          </table:table-cell>
          <table:table-cell office:value-type="float" office:value="4" calcext:value-type="float">
            <text:p>4</text:p>
          </table:table-cell>
          <table:table-cell table:formula="of:=[.C57]/[.F57]*10000" office:value-type="float" office:value="6213.56521739131" calcext:value-type="float">
            <text:p>6213,56521739131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2840786" calcext:value-type="float">
            <text:p>2840786</text:p>
          </table:table-cell>
          <table:table-cell office:value-type="float" office:value="11527168" calcext:value-type="float">
            <text:p>11527168</text:p>
          </table:table-cell>
          <table:table-cell table:formula="of:=[.B58]/[.D58]/10000" office:value-type="float" office:value="230.54336" calcext:value-type="float">
            <text:p>230,54336</text:p>
          </table:table-cell>
          <table:table-cell office:value-type="float" office:value="5" calcext:value-type="float">
            <text:p>5</text:p>
          </table:table-cell>
          <table:table-cell table:formula="of:=[.C58]/[.F58]*10000" office:value-type="float" office:value="8004.97777777778" calcext:value-type="float">
            <text:p>8004,97777777778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3438746" calcext:value-type="float">
            <text:p>3438746</text:p>
          </table:table-cell>
          <table:table-cell office:value-type="float" office:value="13907968" calcext:value-type="float">
            <text:p>13907968</text:p>
          </table:table-cell>
          <table:table-cell table:formula="of:=[.B59]/[.D59]/10000" office:value-type="float" office:value="231.799466666667" calcext:value-type="float">
            <text:p>231,799466666667</text:p>
          </table:table-cell>
          <table:table-cell office:value-type="float" office:value="6" calcext:value-type="float">
            <text:p>6</text:p>
          </table:table-cell>
          <table:table-cell table:formula="of:=[.C59]/[.F59]*10000" office:value-type="float" office:value="9658.31111111111" calcext:value-type="float">
            <text:p>9658,31111111111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4027706" calcext:value-type="float">
            <text:p>4027706</text:p>
          </table:table-cell>
          <table:table-cell office:value-type="float" office:value="16288768" calcext:value-type="float">
            <text:p>16288768</text:p>
          </table:table-cell>
          <table:table-cell table:formula="of:=[.B60]/[.D60]/10000" office:value-type="float" office:value="232.696685714286" calcext:value-type="float">
            <text:p>232,696685714286</text:p>
          </table:table-cell>
          <table:table-cell office:value-type="float" office:value="7" calcext:value-type="float">
            <text:p>7</text:p>
          </table:table-cell>
          <table:table-cell table:formula="of:=[.C60]/[.F60]*10000" office:value-type="float" office:value="11187.3406593407" calcext:value-type="float">
            <text:p>11187,3406593407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4616666" calcext:value-type="float">
            <text:p>4616666</text:p>
          </table:table-cell>
          <table:table-cell office:value-type="float" office:value="18669568" calcext:value-type="float">
            <text:p>18669568</text:p>
          </table:table-cell>
          <table:table-cell table:formula="of:=[.B61]/[.D61]/10000" office:value-type="float" office:value="233.3696" calcext:value-type="float">
            <text:p>233,3696</text:p>
          </table:table-cell>
          <table:table-cell office:value-type="float" office:value="8" calcext:value-type="float">
            <text:p>8</text:p>
          </table:table-cell>
          <table:table-cell table:formula="of:=[.C61]/[.F61]*10000" office:value-type="float" office:value="13259.6363636364" calcext:value-type="float">
            <text:p>13259,6363636364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5205626" calcext:value-type="float">
            <text:p>5205626</text:p>
          </table:table-cell>
          <table:table-cell office:value-type="float" office:value="21050368" calcext:value-type="float">
            <text:p>21050368</text:p>
          </table:table-cell>
          <table:table-cell table:formula="of:=[.B62]/[.D62]/10000" office:value-type="float" office:value="233.892977777778" calcext:value-type="float">
            <text:p>233,892977777778</text:p>
          </table:table-cell>
          <table:table-cell office:value-type="float" office:value="9" calcext:value-type="float">
            <text:p>9</text:p>
          </table:table-cell>
          <table:table-cell table:formula="of:=[.C62]/[.F62]*10000" office:value-type="float" office:value="14618.3111111111" calcext:value-type="float">
            <text:p>14618,3111111111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5794586" calcext:value-type="float">
            <text:p>5794586</text:p>
          </table:table-cell>
          <table:table-cell office:value-type="float" office:value="23431168" calcext:value-type="float">
            <text:p>23431168</text:p>
          </table:table-cell>
          <table:table-cell table:formula="of:=[.B63]/[.D63]/10000" office:value-type="float" office:value="234.31168" calcext:value-type="float">
            <text:p>234,31168</text:p>
          </table:table-cell>
          <table:table-cell office:value-type="float" office:value="10" calcext:value-type="float">
            <text:p>10</text:p>
          </table:table-cell>
          <table:table-cell table:formula="of:=[.C63]/[.F63]*10000" office:value-type="float" office:value="16159.4262068966" calcext:value-type="float">
            <text:p>16159,4262068966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41472" calcext:value-type="float">
            <text:p>41472</text:p>
          </table:table-cell>
          <table:table-cell table:formula="of:=LOG([.B68]/[.D68]/10000)" office:value-type="float" office:value="0.61775497985448" calcext:value-type="float">
            <text:p>0,61775497985448</text:p>
          </table:table-cell>
          <table:table-cell office:value-type="float" office:value="1" calcext:value-type="float">
            <text:p>1</text:p>
          </table:table-cell>
          <table:table-cell table:formula="of:=[.C68]/[.F68]*100000" office:value-type="float" office:value="4.32844016153644" calcext:value-type="float">
            <text:p>4,32844016153644</text:p>
          </table:table-cell>
          <table:table-cell office:value-type="float" office:value="14272" calcext:value-type="float">
            <text:p>14272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141824" calcext:value-type="float">
            <text:p>141824</text:p>
          </table:table-cell>
          <table:table-cell table:formula="of:=LOG([.B69]/[.D69]/10000)" office:value-type="float" office:value="0.850719734376298" calcext:value-type="float">
            <text:p>0,850719734376298</text:p>
          </table:table-cell>
          <table:table-cell office:value-type="float" office:value="2" calcext:value-type="float">
            <text:p>2</text:p>
          </table:table-cell>
          <table:table-cell table:formula="of:=LOG([.C69]/[.F69]*100000)" office:value-type="float" office:value="1.16218543931825" calcext:value-type="float">
            <text:p>1,16218543931825</text:p>
          </table:table-cell>
          <table:table-cell office:value-type="float" office:value="5856" calcext:value-type="float">
            <text:p>5856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23898" calcext:value-type="float">
            <text:p>123898</text:p>
          </table:table-cell>
          <table:table-cell office:value-type="float" office:value="519168" calcext:value-type="float">
            <text:p>519168</text:p>
          </table:table-cell>
          <table:table-cell table:formula="of:=LOG([.B70]/[.D70]/10000)" office:value-type="float" office:value="1.23818666125349" calcext:value-type="float">
            <text:p>1,23818666125349</text:p>
          </table:table-cell>
          <table:table-cell office:value-type="float" office:value="3" calcext:value-type="float">
            <text:p>3</text:p>
          </table:table-cell>
          <table:table-cell table:formula="of:=LOG([.C70]/[.F70]*100000)" office:value-type="float" office:value="1.66077943386165" calcext:value-type="float">
            <text:p>1,66077943386165</text:p>
          </table:table-cell>
          <table:table-cell office:value-type="float" office:value="2704" calcext:value-type="float">
            <text:p>2704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493946" calcext:value-type="float">
            <text:p>493946</text:p>
          </table:table-cell>
          <table:table-cell office:value-type="float" office:value="2003968" calcext:value-type="float">
            <text:p>2003968</text:p>
          </table:table-cell>
          <table:table-cell table:formula="of:=LOG([.B71]/[.D71]/10000)" office:value-type="float" office:value="1.69983079096985" calcext:value-type="float">
            <text:p>1,69983079096985</text:p>
          </table:table-cell>
          <table:table-cell office:value-type="float" office:value="4" calcext:value-type="float">
            <text:p>4</text:p>
          </table:table-cell>
          <table:table-cell table:formula="of:=LOG([.C71]/[.F71]*100000)" office:value-type="float" office:value="2.10200642312779" calcext:value-type="float">
            <text:p>2,10200642312779</text:p>
          </table:table-cell>
          <table:table-cell office:value-type="float" office:value="1344" calcext:value-type="float">
            <text:p>1344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1971322" calcext:value-type="float">
            <text:p>1971322</text:p>
          </table:table-cell>
          <table:table-cell office:value-type="float" office:value="7921152" calcext:value-type="float">
            <text:p>7921152</text:p>
          </table:table-cell>
          <table:table-cell table:formula="of:=LOG([.B72]/[.D72]/10000)" office:value-type="float" office:value="2.19981834276619" calcext:value-type="float">
            <text:p>2,19981834276619</text:p>
          </table:table-cell>
          <table:table-cell office:value-type="float" office:value="5" calcext:value-type="float">
            <text:p>5</text:p>
          </table:table-cell>
          <table:table-cell table:formula="of:=LOG([.C72]/[.F72]*100000)" office:value-type="float" office:value="2.53552878948904" calcext:value-type="float">
            <text:p>2,53552878948904</text:p>
          </table:table-cell>
          <table:table-cell office:value-type="float" office:value="641" calcext:value-type="float">
            <text:p>641</text:p>
          </table:table-cell>
          <table:table-cell office:value-type="float" office:value="513" calcext:value-type="float">
            <text:p>513</text:p>
          </table:table-cell>
          <table:table-cell table:number-columns-repeated="2"/>
        </table:table-row>
        <table:table-row table:style-name="ro1">
          <table:table-cell office:value-type="float" office:value="7875194" calcext:value-type="float">
            <text:p>7875194</text:p>
          </table:table-cell>
          <table:table-cell office:value-type="float" office:value="32467968" calcext:value-type="float">
            <text:p>32467968</text:p>
          </table:table-cell>
          <table:table-cell table:formula="of:=LOG([.B73]/[.D73]/10000)" office:value-type="float" office:value="2.73330385887674" calcext:value-type="float">
            <text:p>2,73330385887674</text:p>
          </table:table-cell>
          <table:table-cell office:value-type="float" office:value="6" calcext:value-type="float">
            <text:p>6</text:p>
          </table:table-cell>
          <table:table-cell table:formula="of:=LOG([.C73]/[.F73]*100000)" office:value-type="float" office:value="2.95381433088596" calcext:value-type="float">
            <text:p>2,95381433088596</text:p>
          </table:table-cell>
          <table:table-cell office:value-type="float" office:value="304" calcext:value-type="float">
            <text:p>304</text:p>
          </table:table-cell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31479418" calcext:value-type="float">
            <text:p>31479418</text:p>
          </table:table-cell>
          <table:table-cell office:value-type="float" office:value="126910976" calcext:value-type="float">
            <text:p>126910976</text:p>
          </table:table-cell>
          <table:table-cell table:formula="of:=LOG([.B74]/[.D74]/10000)" office:value-type="float" office:value="3.25840114401974" calcext:value-type="float">
            <text:p>3,25840114401974</text:p>
          </table:table-cell>
          <table:table-cell office:value-type="float" office:value="7" calcext:value-type="float">
            <text:p>7</text:p>
          </table:table-cell>
          <table:table-cell table:formula="of:=LOG([.C74]/[.F74]*100000)" office:value-type="float" office:value="3.35163654732313" calcext:value-type="float">
            <text:p>3,35163654732313</text:p>
          </table:table-cell>
          <table:table-cell office:value-type="float" office:value="145" calcext:value-type="float">
            <text:p>145</text:p>
          </table:table-cell>
          <table:table-cell office:value-type="float" office:value="713" calcext:value-type="float">
            <text:p>7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.00.0000</text:date>, <text:time style:data-style-name="N2" text:time-value="14:13:05.6652982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9:57:20.793658513</meta:creation-date>
    <dc:date>2020-02-25T22:34:22.298673530</dc:date>
    <meta:editing-duration>PT18H51M12S</meta:editing-duration>
    <meta:editing-cycles>2</meta:editing-cycles>
    <meta:generator>LibreOffice/6.0.7.3$Linux_X86_64 LibreOffice_project/00m0$Build-3</meta:generator>
    <meta:document-statistic meta:table-count="1" meta:cell-count="35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8cm" svg:height="5.911cm" xlink:href=".." xlink:type="simple" chart:class="chart:line" chart:style-name="ch1">
        <chart:legend svg:x="6.949cm" svg:y="2.536cm" style:legend-expansion="custom" chartooo:width="1.63cm" chartooo:height="0.753cm" style:legend-expansion-aspect-ratio="2.16467463479416" chart:style-name="ch2"/>
        <chart:plot-area chart:style-name="ch3" table:cell-range-address="Tabelle1.C16:Tabelle1.E26" svg:x="0.133cm" svg:y="0.153cm" svg:width="6.98cm" svg:height="5.963cm">
          <chartooo:coordinate-region svg:x="0.754cm" svg:y="0.352cm" svg:width="6.173cm" svg:height="5.1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16:Tabelle1.C26" chart:class="chart:line">
            <chart:data-point chart:repeated="11"/>
          </chart:series>
          <chart:series chart:style-name="ch7" chart:values-cell-range-address="Tabelle1.D16:Tabelle1.D26" chart:class="chart:line">
            <chart:data-point chart:repeated="11"/>
          </chart:series>
          <chart:series chart:style-name="ch8" chart:values-cell-range-address="Tabelle1.E16:Tabelle1.E26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472">
                <text:p>4.1472</text:p>
                <draw:g>
                  <svg:desc>Tabelle1.C16:Tabelle1.C26</svg:desc>
                </draw:g>
              </table:table-cell>
              <table:table-cell office:value-type="float" office:value="1">
                <text:p>1</text:p>
                <draw:g>
                  <svg:desc>Tabelle1.D16:Tabelle1.D26</svg:desc>
                </draw:g>
              </table:table-cell>
              <table:table-cell office:value-type="float" office:value="2.90582959641256">
                <text:p>2.90582959641256</text:p>
                <draw:g>
                  <svg:desc>Tabelle1.E16:Tabelle1.E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4">
                <text:p>3.84</text:p>
              </table:table-cell>
              <table:table-cell office:value-type="float" office:value="2">
                <text:p>2</text:p>
              </table:table-cell>
              <table:table-cell office:value-type="float" office:value="4.3557168784029">
                <text:p>4.3557168784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376">
                <text:p>3.7376</text:p>
              </table:table-cell>
              <table:table-cell office:value-type="float" office:value="3">
                <text:p>3</text:p>
              </table:table-cell>
              <table:table-cell office:value-type="float" office:value="5.73955773955774">
                <text:p>5.73955773955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864">
                <text:p>3.6864</text:p>
              </table:table-cell>
              <table:table-cell office:value-type="float" office:value="4">
                <text:p>4</text:p>
              </table:table-cell>
              <table:table-cell office:value-type="float" office:value="7.26813880126183">
                <text:p>7.26813880126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5568">
                <text:p>3.65568</text:p>
              </table:table-cell>
              <table:table-cell office:value-type="float" office:value="5">
                <text:p>5</text:p>
              </table:table-cell>
              <table:table-cell office:value-type="float" office:value="8.68745247148289">
                <text:p>8.68745247148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352">
                <text:p>3.6352</text:p>
              </table:table-cell>
              <table:table-cell office:value-type="float" office:value="6">
                <text:p>6</text:p>
              </table:table-cell>
              <table:table-cell office:value-type="float" office:value="10.1883408071749">
                <text:p>10.1883408071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2057142857143">
                <text:p>3.62057142857143</text:p>
              </table:table-cell>
              <table:table-cell office:value-type="float" office:value="7">
                <text:p>7</text:p>
              </table:table-cell>
              <table:table-cell office:value-type="float" office:value="11.6043956043956">
                <text:p>11.6043956043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096">
                <text:p>3.6096</text:p>
              </table:table-cell>
              <table:table-cell office:value-type="float" office:value="8">
                <text:p>8</text:p>
              </table:table-cell>
              <table:table-cell office:value-type="float" office:value="13.1929824561404">
                <text:p>13.1929824561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0106666666667">
                <text:p>3.60106666666667</text:p>
              </table:table-cell>
              <table:table-cell office:value-type="float" office:value="9">
                <text:p>9</text:p>
              </table:table-cell>
              <table:table-cell office:value-type="float" office:value="14.6147186147186">
                <text:p>14.6147186147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9424">
                <text:p>3.59424</text:p>
              </table:table-cell>
              <table:table-cell office:value-type="float" office:value="10">
                <text:p>10</text:p>
              </table:table-cell>
              <table:table-cell office:value-type="float" office:value="16.1611510791367">
                <text:p>16.1611510791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8865454545455">
                <text:p>3.58865454545455</text:p>
              </table:table-cell>
              <table:table-cell office:value-type="float" office:value="11">
                <text:p>11</text:p>
              </table:table-cell>
              <table:table-cell office:value-type="float" office:value="17.514175429256">
                <text:p>17.514175429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3cm" svg:height="7.642cm" xlink:href=".." xlink:type="simple" chart:class="chart:line" chart:style-name="ch1">
        <chart:legend chart:legend-position="end" svg:x="11.763cm" svg:y="3.024cm" style:legend-expansion="high" chart:style-name="ch2"/>
        <chart:plot-area chart:style-name="ch3" table:cell-range-address="Tabelle1.C68:Tabelle1.E74" svg:x="1.458cm" svg:y="0.196cm" svg:width="10.26cm" svg:height="7.336cm">
          <chartooo:coordinate-region svg:x="1.894cm" svg:y="0.395cm" svg:width="9.73cm" svg:height="6.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68:Tabelle1.C74" chart:class="chart:line">
            <chart:data-point chart:repeated="7"/>
          </chart:series>
          <chart:series chart:style-name="ch7" chart:values-cell-range-address="Tabelle1.D68:Tabelle1.D74" chart:class="chart:line">
            <chart:data-point chart:repeated="7"/>
          </chart:series>
          <chart:series chart:style-name="ch8" chart:values-cell-range-address="Tabelle1.E68:Tabelle1.E74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775497985448">
                <text:p>0.61775497985448</text:p>
                <draw:g>
                  <svg:desc>Tabelle1.C68:Tabelle1.C74</svg:desc>
                </draw:g>
              </table:table-cell>
              <table:table-cell office:value-type="float" office:value="1">
                <text:p>1</text:p>
                <draw:g>
                  <svg:desc>Tabelle1.D68:Tabelle1.D74</svg:desc>
                </draw:g>
              </table:table-cell>
              <table:table-cell office:value-type="float" office:value="4.32844016153644">
                <text:p>4.32844016153644</text:p>
                <draw:g>
                  <svg:desc>Tabelle1.E68:Tabelle1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0719734376298">
                <text:p>0.850719734376298</text:p>
              </table:table-cell>
              <table:table-cell office:value-type="float" office:value="2">
                <text:p>2</text:p>
              </table:table-cell>
              <table:table-cell office:value-type="float" office:value="1.16218543931825">
                <text:p>1.16218543931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3818666125349">
                <text:p>1.23818666125349</text:p>
              </table:table-cell>
              <table:table-cell office:value-type="float" office:value="3">
                <text:p>3</text:p>
              </table:table-cell>
              <table:table-cell office:value-type="float" office:value="1.66077943386165">
                <text:p>1.66077943386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983079096985">
                <text:p>1.69983079096985</text:p>
              </table:table-cell>
              <table:table-cell office:value-type="float" office:value="4">
                <text:p>4</text:p>
              </table:table-cell>
              <table:table-cell office:value-type="float" office:value="2.10200642312779">
                <text:p>2.10200642312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9981834276619">
                <text:p>2.19981834276619</text:p>
              </table:table-cell>
              <table:table-cell office:value-type="float" office:value="5">
                <text:p>5</text:p>
              </table:table-cell>
              <table:table-cell office:value-type="float" office:value="2.53552878948904">
                <text:p>2.53552878948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3330385887674">
                <text:p>2.73330385887674</text:p>
              </table:table-cell>
              <table:table-cell office:value-type="float" office:value="6">
                <text:p>6</text:p>
              </table:table-cell>
              <table:table-cell office:value-type="float" office:value="2.95381433088596">
                <text:p>2.95381433088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5840114401974">
                <text:p>3.25840114401974</text:p>
              </table:table-cell>
              <table:table-cell office:value-type="float" office:value="7">
                <text:p>7</text:p>
              </table:table-cell>
              <table:table-cell office:value-type="float" office:value="3.35163654732313">
                <text:p>3.35163654732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97cm" svg:height="4.381cm" xlink:href=".." xlink:type="simple" chart:class="chart:line" chart:style-name="ch1">
        <chart:legend chart:legend-position="end" svg:x="5.13cm" svg:y="1.393cm" style:legend-expansion="high" chart:style-name="ch2"/>
        <chart:plot-area chart:style-name="ch3" table:cell-range-address="Tabelle1.C28:Tabelle1.E38" svg:x="-0.294cm" svg:y="-0.199cm" svg:width="6.694cm" svg:height="4.639cm">
          <chartooo:coordinate-region svg:x="0.513cm" svg:y="0cm" svg:width="5.7cm" svg:height="3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8:Tabelle1.C38" chart:class="chart:line">
            <chart:data-point chart:repeated="11"/>
          </chart:series>
          <chart:series chart:style-name="ch7" chart:values-cell-range-address="Tabelle1.D28:Tabelle1.D38" chart:class="chart:line">
            <chart:data-point chart:repeated="11"/>
          </chart:series>
          <chart:series chart:style-name="ch8" chart:values-cell-range-address="Tabelle1.E28:Tabelle1.E3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1824">
                <text:p>14.1824</text:p>
                <draw:g>
                  <svg:desc>Tabelle1.C28:Tabelle1.C38</svg:desc>
                </draw:g>
              </table:table-cell>
              <table:table-cell office:value-type="float" office:value="1">
                <text:p>1</text:p>
                <draw:g>
                  <svg:desc>Tabelle1.D28:Tabelle1.D38</svg:desc>
                </draw:g>
              </table:table-cell>
              <table:table-cell office:value-type="float" office:value="24.2185792349727">
                <text:p>24.2185792349727</text:p>
                <draw:g>
                  <svg:desc>Tabelle1.E28:Tabelle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7712">
                <text:p>14.7712</text:p>
              </table:table-cell>
              <table:table-cell office:value-type="float" office:value="2">
                <text:p>2</text:p>
              </table:table-cell>
              <table:table-cell office:value-type="float" office:value="44.3846153846154">
                <text:p>44.3846153846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9674666666667">
                <text:p>14.9674666666667</text:p>
              </table:table-cell>
              <table:table-cell office:value-type="float" office:value="3">
                <text:p>3</text:p>
              </table:table-cell>
              <table:table-cell office:value-type="float" office:value="63.2072072072072">
                <text:p>63.2072072072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0656">
                <text:p>15.0656</text:p>
              </table:table-cell>
              <table:table-cell office:value-type="float" office:value="4">
                <text:p>4</text:p>
              </table:table-cell>
              <table:table-cell office:value-type="float" office:value="83.3274336283186">
                <text:p>83.3274336283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12448">
                <text:p>15.12448</text:p>
              </table:table-cell>
              <table:table-cell office:value-type="float" office:value="5">
                <text:p>5</text:p>
              </table:table-cell>
              <table:table-cell office:value-type="float" office:value="101.643010752688">
                <text:p>101.643010752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1637333333333">
                <text:p>15.1637333333333</text:p>
              </table:table-cell>
              <table:table-cell office:value-type="float" office:value="6">
                <text:p>6</text:p>
              </table:table-cell>
              <table:table-cell office:value-type="float" office:value="123.082251082251">
                <text:p>123.082251082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917714285714">
                <text:p>15.1917714285714</text:p>
              </table:table-cell>
              <table:table-cell office:value-type="float" office:value="7">
                <text:p>7</text:p>
              </table:table-cell>
              <table:table-cell office:value-type="float" office:value="141.714285714286">
                <text:p>141.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2128">
                <text:p>15.2128</text:p>
              </table:table-cell>
              <table:table-cell office:value-type="float" office:value="8">
                <text:p>8</text:p>
              </table:table-cell>
              <table:table-cell office:value-type="float" office:value="161.152542372881">
                <text:p>161.152542372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291555555556">
                <text:p>15.2291555555556</text:p>
              </table:table-cell>
              <table:table-cell office:value-type="float" office:value="9">
                <text:p>9</text:p>
              </table:table-cell>
              <table:table-cell office:value-type="float" office:value="179.589098532495">
                <text:p>179.589098532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24224">
                <text:p>15.24224</text:p>
              </table:table-cell>
              <table:table-cell office:value-type="float" office:value="10">
                <text:p>10</text:p>
              </table:table-cell>
              <table:table-cell office:value-type="float" office:value="202.689361702128">
                <text:p>202.689361702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2529454545455">
                <text:p>15.2529454545455</text:p>
              </table:table-cell>
              <table:table-cell office:value-type="float" office:value="11">
                <text:p>11</text:p>
              </table:table-cell>
              <table:table-cell office:value-type="float" office:value="221.69978858351">
                <text:p>221.699788583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62cm" svg:height="3.782cm" xlink:href=".." xlink:type="simple" chart:class="chart:line" chart:style-name="ch1">
        <chart:legend chart:legend-position="end" svg:x="5.495cm" svg:y="1.592cm" style:legend-expansion="high" chart:style-name="ch2"/>
        <chart:plot-area chart:style-name="ch3" table:cell-range-address="Tabelle1.E1:Tabelle1.E4" svg:x="0.163cm" svg:y="0.075cm" svg:width="5.169cm" svg:height="3.632cm">
          <chartooo:coordinate-region svg:x="0.97cm" svg:y="0.274cm" svg:width="4.083cm" svg:height="2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1:Tabelle1.E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4">
                <text:p>1.44</text:p>
                <draw:g>
                  <svg:desc>Tabelle1.E1:Tabelle1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.39">
                <text:p>189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4.55">
                <text:p>1694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